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AgeCat</text:p>
          </table:table-cell>
          <table:table-cell office:value-type="string" calcext:value-type="string">
            <text:p>NoControl</text:p>
          </table:table-cell>
          <table:table-cell table:style-name="Default" office:value-type="string" calcext:value-type="string">
            <text:p>Ref</text:p>
          </table:table-cell>
          <table:table-cell office:value-type="string" calcext:value-type="string">
            <text:p>$G:$P = 1:1</text:p>
          </table:table-cell>
          <table:table-cell office:value-type="string" calcext:value-type="string">
            <text:p>$G:$P = 1:2</text:p>
          </table:table-cell>
          <table:table-cell office:value-type="string" calcext:value-type="string">
            <text:p>$G:$P = 2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667490867271738" calcext:value-type="float">
            <text:p>0.6674908673</text:p>
          </table:table-cell>
          <table:table-cell office:value-type="float" office:value="0.688131990293501" calcext:value-type="float">
            <text:p>0.6881319903</text:p>
          </table:table-cell>
          <table:table-cell office:value-type="float" office:value="0.674999545598602" calcext:value-type="float">
            <text:p>0.6749995456</text:p>
          </table:table-cell>
          <table:table-cell table:formula="of:=[.$D$8]-[.D2]" office:value-type="float" office:value="0.196888495644938" calcext:value-type="float">
            <text:p>0.1968884956</text:p>
          </table:table-cell>
          <table:table-cell table:formula="of:=[.$D$8]-[.E2]" office:value-type="float" office:value="0.176247372623175" calcext:value-type="float">
            <text:p>0.1762473726</text:p>
          </table:table-cell>
          <table:table-cell table:formula="of:=[.$D$8]-[.F2]" office:value-type="float" office:value="0.189379817318074" calcext:value-type="float">
            <text:p>0.1893798173</text:p>
          </table:table-cell>
        </table:table-row>
        <table:table-row table:style-name="ro1">
          <table:table-cell office:value-type="string" calcext:value-type="string">
            <text:p>Fa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644657282590152" calcext:value-type="float">
            <text:p>0.6446572826</text:p>
          </table:table-cell>
          <table:table-cell office:value-type="float" office:value="0.691388698233326" calcext:value-type="float">
            <text:p>0.6913886982</text:p>
          </table:table-cell>
          <table:table-cell office:value-type="float" office:value="0.649729350152094" calcext:value-type="float">
            <text:p>0.6497293502</text:p>
          </table:table-cell>
          <table:table-cell table:formula="of:=[.$D$8]-[.D3]" office:value-type="float" office:value="0.219722080326524" calcext:value-type="float">
            <text:p>0.2197220803</text:p>
          </table:table-cell>
          <table:table-cell table:formula="of:=[.$D$8]-[.E3]" office:value-type="float" office:value="0.17299066468335" calcext:value-type="float">
            <text:p>0.1729906647</text:p>
          </table:table-cell>
          <table:table-cell table:formula="of:=[.$D$8]-[.F3]" office:value-type="float" office:value="0.214650012764582" calcext:value-type="float">
            <text:p>0.2146500128</text:p>
          </table:table-cell>
        </table:table-row>
        <table:table-row table:style-name="ro1">
          <table:table-cell office:value-type="string" calcext:value-type="string">
            <text:p>Fat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0.689495880172651" calcext:value-type="float">
            <text:p>0.6894958802</text:p>
          </table:table-cell>
          <table:table-cell office:value-type="float" office:value="0.692896516964326" calcext:value-type="float">
            <text:p>0.692896517</text:p>
          </table:table-cell>
          <table:table-cell office:value-type="float" office:value="0.68080039146058" calcext:value-type="float">
            <text:p>0.6808003915</text:p>
          </table:table-cell>
          <table:table-cell table:formula="of:=[.$D$8]-[.D4]" office:value-type="float" office:value="0.174883482744025" calcext:value-type="float">
            <text:p>0.1748834827</text:p>
          </table:table-cell>
          <table:table-cell table:formula="of:=[.$D$8]-[.E4]" office:value-type="float" office:value="0.17148284595235" calcext:value-type="float">
            <text:p>0.171482846</text:p>
          </table:table-cell>
          <table:table-cell table:formula="of:=[.$D$8]-[.F4]" office:value-type="float" office:value="0.183578971456096" calcext:value-type="float">
            <text:p>0.1835789715</text:p>
          </table:table-cell>
        </table:table-row>
        <table:table-row table:style-name="ro1">
          <table:table-cell office:value-type="string" calcext:value-type="string">
            <text:p>Fath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0.735347134374569" calcext:value-type="float">
            <text:p>0.7353471344</text:p>
          </table:table-cell>
          <table:table-cell office:value-type="float" office:value="0.69634188973884" calcext:value-type="float">
            <text:p>0.6963418897</text:p>
          </table:table-cell>
          <table:table-cell office:value-type="float" office:value="0.709950126636693" calcext:value-type="float">
            <text:p>0.7099501266</text:p>
          </table:table-cell>
          <table:table-cell table:formula="of:=[.$D$8]-[.D5]" office:value-type="float" office:value="0.129032228542107" calcext:value-type="float">
            <text:p>0.1290322285</text:p>
          </table:table-cell>
          <table:table-cell table:formula="of:=[.$D$8]-[.E5]" office:value-type="float" office:value="0.168037473177836" calcext:value-type="float">
            <text:p>0.1680374732</text:p>
          </table:table-cell>
          <table:table-cell table:formula="of:=[.$D$8]-[.F5]" office:value-type="float" office:value="0.154429236279983" calcext:value-type="float">
            <text:p>0.1544292363</text:p>
          </table:table-cell>
        </table:table-row>
        <table:table-row table:style-name="ro1">
          <table:table-cell office:value-type="string" calcext:value-type="string">
            <text:p>Fath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0.718830634071304" calcext:value-type="float">
            <text:p>0.7188306341</text:p>
          </table:table-cell>
          <table:table-cell office:value-type="float" office:value="0.710658510934832" calcext:value-type="float">
            <text:p>0.7106585109</text:p>
          </table:table-cell>
          <table:table-cell office:value-type="float" office:value="0.703779191777615" calcext:value-type="float">
            <text:p>0.7037791918</text:p>
          </table:table-cell>
          <table:table-cell table:formula="of:=[.$D$8]-[.D6]" office:value-type="float" office:value="0.145548728845372" calcext:value-type="float">
            <text:p>0.1455487288</text:p>
          </table:table-cell>
          <table:table-cell table:formula="of:=[.$D$8]-[.E6]" office:value-type="float" office:value="0.153720851981844" calcext:value-type="float">
            <text:p>0.153720852</text:p>
          </table:table-cell>
          <table:table-cell table:formula="of:=[.$D$8]-[.F6]" office:value-type="float" office:value="0.160600171139061" calcext:value-type="float">
            <text:p>0.1606001711</text:p>
          </table:table-cell>
        </table:table-row>
        <table:table-row table:style-name="ro1">
          <table:table-cell office:value-type="string" calcext:value-type="string">
            <text:p>Fath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0.680023666488365" calcext:value-type="float">
            <text:p>0.6800236665</text:p>
          </table:table-cell>
          <table:table-cell office:value-type="float" office:value="0.674600145580945" calcext:value-type="float">
            <text:p>0.6746001456</text:p>
          </table:table-cell>
          <table:table-cell office:value-type="float" office:value="0.671010827981305" calcext:value-type="float">
            <text:p>0.671010828</text:p>
          </table:table-cell>
          <table:table-cell table:formula="of:=[.$D$8]-[.D7]" office:value-type="float" office:value="0.184355696428311" calcext:value-type="float">
            <text:p>0.1843556964</text:p>
          </table:table-cell>
          <table:table-cell table:formula="of:=[.$D$8]-[.E7]" office:value-type="float" office:value="0.189779217335731" calcext:value-type="float">
            <text:p>0.1897792173</text:p>
          </table:table-cell>
          <table:table-cell table:formula="of:=[.$D$8]-[.F7]" office:value-type="float" office:value="0.193368534935371" calcext:value-type="float">
            <text:p>0.1933685349</text:p>
          </table:table-cell>
        </table:table-row>
        <table:table-row table:style-name="ro1">
          <table:table-cell office:value-type="string" calcext:value-type="string">
            <text:p>Fath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.864379362916676" calcext:value-type="float">
            <text:p>0.8643793629</text:p>
          </table:table-cell>
          <table:table-cell table:formula="of:=[.$D$8]-[.D8]" office:value-type="float" office:value="0" calcext:value-type="float">
            <text:p>0</text:p>
          </table:table-cell>
          <table:table-cell table:formula="of:=[.$D$8]-[.E8]" office:value-type="float" office:value="0" calcext:value-type="float">
            <text:p>0</text:p>
          </table:table-cell>
          <table:table-cell table:formula="of:=[.$D$8]-[.F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male candid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558089775708095" calcext:value-type="float">
            <text:p>0.5580897757</text:p>
          </table:table-cell>
          <table:table-cell office:value-type="float" office:value="0.564043782323028" calcext:value-type="float">
            <text:p>0.5640437823</text:p>
          </table:table-cell>
          <table:table-cell office:value-type="float" office:value="0.553947262624234" calcext:value-type="float">
            <text:p>0.5539472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candida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5625841177566" calcext:value-type="float">
            <text:p>0.5625841178</text:p>
          </table:table-cell>
          <table:table-cell office:value-type="float" office:value="0.567427554655723" calcext:value-type="float">
            <text:p>0.5674275547</text:p>
          </table:table-cell>
          <table:table-cell office:value-type="float" office:value="0.549790320831473" calcext:value-type="float">
            <text:p>0.5497903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candida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0.550571061213031" calcext:value-type="float">
            <text:p>0.5505710612</text:p>
          </table:table-cell>
          <table:table-cell office:value-type="float" office:value="0.566969791515599" calcext:value-type="float">
            <text:p>0.5669697915</text:p>
          </table:table-cell>
          <table:table-cell office:value-type="float" office:value="0.517445692667998" calcext:value-type="float">
            <text:p>0.5174456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candida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0.51763814325244" calcext:value-type="float">
            <text:p>0.5176381433</text:p>
          </table:table-cell>
          <table:table-cell office:value-type="float" office:value="0.533694516134607" calcext:value-type="float">
            <text:p>0.5336945161</text:p>
          </table:table-cell>
          <table:table-cell office:value-type="float" office:value="0.490557911750597" calcext:value-type="float">
            <text:p>0.4905579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candida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0.494417752060561" calcext:value-type="float">
            <text:p>0.4944177521</text:p>
          </table:table-cell>
          <table:table-cell office:value-type="float" office:value="0.520927145595736" calcext:value-type="float">
            <text:p>0.5209271456</text:p>
          </table:table-cell>
          <table:table-cell office:value-type="float" office:value="0.473418054195953" calcext:value-type="float">
            <text:p>0.4734180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candida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0.472108329879025" calcext:value-type="float">
            <text:p>0.4721083299</text:p>
          </table:table-cell>
          <table:table-cell office:value-type="float" office:value="0.487504533641893" calcext:value-type="float">
            <text:p>0.4875045336</text:p>
          </table:table-cell>
          <table:table-cell office:value-type="float" office:value="0.462994638686317" calcext:value-type="float">
            <text:p>0.4629946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candidat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.44587173417681" calcext:value-type="float">
            <text:p>0.4458717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888336490441993" calcext:value-type="float">
            <text:p>0.8883364904</text:p>
          </table:table-cell>
          <table:table-cell office:value-type="float" office:value="0.885282501935041" calcext:value-type="float">
            <text:p>0.8852825019</text:p>
          </table:table-cell>
          <table:table-cell office:value-type="float" office:value="0.886988018830668" calcext:value-type="float">
            <text:p>0.8869880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900328312775709" calcext:value-type="float">
            <text:p>0.9003283128</text:p>
          </table:table-cell>
          <table:table-cell office:value-type="float" office:value="0.89962368058047" calcext:value-type="float">
            <text:p>0.8996236806</text:p>
          </table:table-cell>
          <table:table-cell office:value-type="float" office:value="0.898149596513746" calcext:value-type="float">
            <text:p>0.8981495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0.908380480972661" calcext:value-type="float">
            <text:p>0.908380481</text:p>
          </table:table-cell>
          <table:table-cell office:value-type="float" office:value="0.910475781320848" calcext:value-type="float">
            <text:p>0.9104757813</text:p>
          </table:table-cell>
          <table:table-cell office:value-type="float" office:value="0.897083854689397" calcext:value-type="float">
            <text:p>0.8970838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0.890279514355235" calcext:value-type="float">
            <text:p>0.8902795144</text:p>
          </table:table-cell>
          <table:table-cell office:value-type="float" office:value="0.90287340998456" calcext:value-type="float">
            <text:p>0.90287341</text:p>
          </table:table-cell>
          <table:table-cell office:value-type="float" office:value="0.859548748067424" calcext:value-type="float">
            <text:p>0.8595487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0.873113661755716" calcext:value-type="float">
            <text:p>0.8731136618</text:p>
          </table:table-cell>
          <table:table-cell office:value-type="float" office:value="0.896093732683172" calcext:value-type="float">
            <text:p>0.8960937327</text:p>
          </table:table-cell>
          <table:table-cell office:value-type="float" office:value="0.852751024080678" calcext:value-type="float">
            <text:p>0.8527510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0.84121510525131" calcext:value-type="float">
            <text:p>0.8412151053</text:p>
          </table:table-cell>
          <table:table-cell office:value-type="float" office:value="0.865965653210502" calcext:value-type="float">
            <text:p>0.8659656532</text:p>
          </table:table-cell>
          <table:table-cell office:value-type="float" office:value="0.80874411414592" calcext:value-type="float">
            <text:p>0.8087441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.938364613394485" calcext:value-type="float">
            <text:p>0.9383646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.374633579322774" calcext:value-type="float">
            <text:p>0.3746335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762760950019376" calcext:value-type="float">
            <text:p>0.76276095</text:p>
          </table:table-cell>
          <table:table-cell office:value-type="float" office:value="0.757271806786689" calcext:value-type="float">
            <text:p>0.7572718068</text:p>
          </table:table-cell>
          <table:table-cell office:value-type="float" office:value="0.762370462473318" calcext:value-type="float">
            <text:p>0.7623704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769299436674996" calcext:value-type="float">
            <text:p>0.7692994367</text:p>
          </table:table-cell>
          <table:table-cell office:value-type="float" office:value="0.768420379340841" calcext:value-type="float">
            <text:p>0.7684203793</text:p>
          </table:table-cell>
          <table:table-cell office:value-type="float" office:value="0.756144522927845" calcext:value-type="float">
            <text:p>0.7561445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0.762436410617337" calcext:value-type="float">
            <text:p>0.7624364106</text:p>
          </table:table-cell>
          <table:table-cell office:value-type="float" office:value="0.781191949470925" calcext:value-type="float">
            <text:p>0.7811919495</text:p>
          </table:table-cell>
          <table:table-cell office:value-type="float" office:value="0.692501410256521" calcext:value-type="float">
            <text:p>0.6925014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0.663123858265114" calcext:value-type="float">
            <text:p>0.6631238583</text:p>
          </table:table-cell>
          <table:table-cell office:value-type="float" office:value="0.729528488301049" calcext:value-type="float">
            <text:p>0.7295284883</text:p>
          </table:table-cell>
          <table:table-cell office:value-type="float" office:value="0.602877314096813" calcext:value-type="float">
            <text:p>0.6028773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0.618606301323265" calcext:value-type="float">
            <text:p>0.6186063013</text:p>
          </table:table-cell>
          <table:table-cell office:value-type="float" office:value="0.677390438550222" calcext:value-type="float">
            <text:p>0.6773904386</text:p>
          </table:table-cell>
          <table:table-cell office:value-type="float" office:value="0.568818778595399" calcext:value-type="float">
            <text:p>0.5688187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0.558670805724153" calcext:value-type="float">
            <text:p>0.5586708057</text:p>
          </table:table-cell>
          <table:table-cell office:value-type="float" office:value="0.606597139513322" calcext:value-type="float">
            <text:p>0.6065971395</text:p>
          </table:table-cell>
          <table:table-cell office:value-type="float" office:value="0.532463000004611" calcext:value-type="float">
            <text:p>0.532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.484655301691852" calcext:value-type="float">
            <text:p>0.4846553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34267918239135" calcext:value-type="float">
            <text:p>0.6342679182</text:p>
          </table:table-cell>
          <table:table-cell office:value-type="float" office:value="0.667786158811472" calcext:value-type="float">
            <text:p>0.6677861588</text:p>
          </table:table-cell>
          <table:table-cell office:value-type="float" office:value="0.655708955220918" calcext:value-type="float">
            <text:p>0.6557089552</text:p>
          </table:table-cell>
          <table:table-cell table:formula="of:=[.D31]-[.$D$37]" office:value-type="float" office:value="-0.230111444677541" calcext:value-type="float">
            <text:p>-0.2301114447</text:p>
          </table:table-cell>
          <table:table-cell table:formula="of:=[.E31]-[.$D$37]" office:value-type="float" office:value="-0.196593204105204" calcext:value-type="float">
            <text:p>-0.1965932041</text:p>
          </table:table-cell>
          <table:table-cell table:formula="of:=[.F31]-[.$D$37]" office:value-type="float" office:value="-0.208670407695758" calcext:value-type="float">
            <text:p>-0.2086704077</text:p>
          </table:table-cell>
        </table:table-row>
        <table:table-row table:style-name="ro1">
          <table:table-cell office:value-type="string" calcext:value-type="string">
            <text:p>Fa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673719652776773" calcext:value-type="float">
            <text:p>0.6737196528</text:p>
          </table:table-cell>
          <table:table-cell office:value-type="float" office:value="0.6695960958046" calcext:value-type="float">
            <text:p>0.6695960958</text:p>
          </table:table-cell>
          <table:table-cell office:value-type="float" office:value="0.670634725373555" calcext:value-type="float">
            <text:p>0.6706347254</text:p>
          </table:table-cell>
          <table:table-cell table:formula="of:=[.D32]-[.$D$37]" office:value-type="float" office:value="-0.190659710139903" calcext:value-type="float">
            <text:p>-0.1906597101</text:p>
          </table:table-cell>
          <table:table-cell table:formula="of:=[.E32]-[.$D$37]" office:value-type="float" office:value="-0.194783267112076" calcext:value-type="float">
            <text:p>-0.1947832671</text:p>
          </table:table-cell>
          <table:table-cell table:formula="of:=[.F32]-[.$D$37]" office:value-type="float" office:value="-0.193744637543121" calcext:value-type="float">
            <text:p>-0.1937446375</text:p>
          </table:table-cell>
        </table:table-row>
        <table:table-row table:style-name="ro1">
          <table:table-cell office:value-type="string" calcext:value-type="string">
            <text:p>Fat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0.668477670635678" calcext:value-type="float">
            <text:p>0.6684776706</text:p>
          </table:table-cell>
          <table:table-cell office:value-type="float" office:value="0.69230949063072" calcext:value-type="float">
            <text:p>0.6923094906</text:p>
          </table:table-cell>
          <table:table-cell office:value-type="float" office:value="0.67621736731247" calcext:value-type="float">
            <text:p>0.6762173673</text:p>
          </table:table-cell>
          <table:table-cell table:formula="of:=[.D33]-[.$D$37]" office:value-type="float" office:value="-0.195901692280998" calcext:value-type="float">
            <text:p>-0.1959016923</text:p>
          </table:table-cell>
          <table:table-cell table:formula="of:=[.E33]-[.$D$37]" office:value-type="float" office:value="-0.172069872285956" calcext:value-type="float">
            <text:p>-0.1720698723</text:p>
          </table:table-cell>
          <table:table-cell table:formula="of:=[.F33]-[.$D$37]" office:value-type="float" office:value="-0.188161995604206" calcext:value-type="float">
            <text:p>-0.1881619956</text:p>
          </table:table-cell>
        </table:table-row>
        <table:table-row table:style-name="ro1">
          <table:table-cell office:value-type="string" calcext:value-type="string">
            <text:p>Fath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0.687303604682275" calcext:value-type="float">
            <text:p>0.6873036047</text:p>
          </table:table-cell>
          <table:table-cell office:value-type="float" office:value="0.676089509318119" calcext:value-type="float">
            <text:p>0.6760895093</text:p>
          </table:table-cell>
          <table:table-cell office:value-type="float" office:value="0.760614325209392" calcext:value-type="float">
            <text:p>0.7606143252</text:p>
          </table:table-cell>
          <table:table-cell table:formula="of:=[.D34]-[.$D$37]" office:value-type="float" office:value="-0.177075758234401" calcext:value-type="float">
            <text:p>-0.1770757582</text:p>
          </table:table-cell>
          <table:table-cell table:formula="of:=[.E34]-[.$D$37]" office:value-type="float" office:value="-0.188289853598557" calcext:value-type="float">
            <text:p>-0.1882898536</text:p>
          </table:table-cell>
          <table:table-cell table:formula="of:=[.F34]-[.$D$37]" office:value-type="float" office:value="-0.103765037707284" calcext:value-type="float">
            <text:p>-0.1037650377</text:p>
          </table:table-cell>
        </table:table-row>
        <table:table-row table:style-name="ro1">
          <table:table-cell office:value-type="string" calcext:value-type="string">
            <text:p>Fath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0.724981728521057" calcext:value-type="float">
            <text:p>0.7249817285</text:p>
          </table:table-cell>
          <table:table-cell office:value-type="float" office:value="0.687853384547442" calcext:value-type="float">
            <text:p>0.6878533845</text:p>
          </table:table-cell>
          <table:table-cell office:value-type="float" office:value="0.7634455367924" calcext:value-type="float">
            <text:p>0.7634455368</text:p>
          </table:table-cell>
          <table:table-cell table:formula="of:=[.D35]-[.$D$37]" office:value-type="float" office:value="-0.139397634395619" calcext:value-type="float">
            <text:p>-0.1393976344</text:p>
          </table:table-cell>
          <table:table-cell table:formula="of:=[.E35]-[.$D$37]" office:value-type="float" office:value="-0.176525978369234" calcext:value-type="float">
            <text:p>-0.1765259784</text:p>
          </table:table-cell>
          <table:table-cell table:formula="of:=[.F35]-[.$D$37]" office:value-type="float" office:value="-0.100933826124276" calcext:value-type="float">
            <text:p>-0.1009338261</text:p>
          </table:table-cell>
        </table:table-row>
        <table:table-row table:style-name="ro1">
          <table:table-cell office:value-type="string" calcext:value-type="string">
            <text:p>Fath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0.749395842038102" calcext:value-type="float">
            <text:p>0.749395842</text:p>
          </table:table-cell>
          <table:table-cell office:value-type="float" office:value="0.732163908826856" calcext:value-type="float">
            <text:p>0.7321639088</text:p>
          </table:table-cell>
          <table:table-cell office:value-type="float" office:value="0.751639225382547" calcext:value-type="float">
            <text:p>0.7516392254</text:p>
          </table:table-cell>
          <table:table-cell table:formula="of:=[.D36]-[.$D$37]" office:value-type="float" office:value="-0.114983520878574" calcext:value-type="float">
            <text:p>-0.1149835209</text:p>
          </table:table-cell>
          <table:table-cell table:formula="of:=[.E36]-[.$D$37]" office:value-type="float" office:value="-0.13221545408982" calcext:value-type="float">
            <text:p>-0.1322154541</text:p>
          </table:table-cell>
          <table:table-cell table:formula="of:=[.F36]-[.$D$37]" office:value-type="float" office:value="-0.112740137534129" calcext:value-type="float">
            <text:p>-0.1127401375</text:p>
          </table:table-cell>
        </table:table-row>
        <table:table-row table:style-name="ro1">
          <table:table-cell office:value-type="string" calcext:value-type="string">
            <text:p>Fath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.864379362916676" calcext:value-type="float">
            <text:p>0.8643793629</text:p>
          </table:table-cell>
          <table:table-cell table:formula="of:=[.D37]-[.$D$37]" office:value-type="float" office:value="0" calcext:value-type="float">
            <text:p>0</text:p>
          </table:table-cell>
          <table:table-cell table:formula="of:=[.E37]-[.$D$37]" office:value-type="float" office:value="0" calcext:value-type="float">
            <text:p>0</text:p>
          </table:table-cell>
          <table:table-cell table:formula="of:=[.F37]-[.$D$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male candid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60847864430889" calcext:value-type="float">
            <text:p>0.5608478644</text:p>
          </table:table-cell>
          <table:table-cell office:value-type="float" office:value="0.561695023257832" calcext:value-type="float">
            <text:p>0.5616950233</text:p>
          </table:table-cell>
          <table:table-cell office:value-type="float" office:value="0.5585237757536" calcext:value-type="float">
            <text:p>0.5585237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candida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70848291272991" calcext:value-type="float">
            <text:p>0.5708482913</text:p>
          </table:table-cell>
          <table:table-cell office:value-type="float" office:value="0.568635632396327" calcext:value-type="float">
            <text:p>0.5686356324</text:p>
          </table:table-cell>
          <table:table-cell office:value-type="float" office:value="0.550858842855242" calcext:value-type="float">
            <text:p>0.5508588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candida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0.54880930450848" calcext:value-type="float">
            <text:p>0.5488093045</text:p>
          </table:table-cell>
          <table:table-cell office:value-type="float" office:value="0.567977666880005" calcext:value-type="float">
            <text:p>0.5679776669</text:p>
          </table:table-cell>
          <table:table-cell office:value-type="float" office:value="0.512396762466528" calcext:value-type="float">
            <text:p>0.5123967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candida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0.505542470698546" calcext:value-type="float">
            <text:p>0.5055424707</text:p>
          </table:table-cell>
          <table:table-cell office:value-type="float" office:value="0.535267903638214" calcext:value-type="float">
            <text:p>0.5352679036</text:p>
          </table:table-cell>
          <table:table-cell office:value-type="float" office:value="0.506971547726287" calcext:value-type="float">
            <text:p>0.5069715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candida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0.502388575404858" calcext:value-type="float">
            <text:p>0.5023885754</text:p>
          </table:table-cell>
          <table:table-cell office:value-type="float" office:value="0.518468125725711" calcext:value-type="float">
            <text:p>0.5184681257</text:p>
          </table:table-cell>
          <table:table-cell office:value-type="float" office:value="0.487331827804339" calcext:value-type="float">
            <text:p>0.4873318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candida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0.481983639115431" calcext:value-type="float">
            <text:p>0.4819836391</text:p>
          </table:table-cell>
          <table:table-cell office:value-type="float" office:value="0.506057989246966" calcext:value-type="float">
            <text:p>0.5060579892</text:p>
          </table:table-cell>
          <table:table-cell office:value-type="float" office:value="0.481117100231593" calcext:value-type="float">
            <text:p>0.4811171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candidat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.44587173417681" calcext:value-type="float">
            <text:p>0.4458717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895138292381606" calcext:value-type="float">
            <text:p>0.8951382924</text:p>
          </table:table-cell>
          <table:table-cell office:value-type="float" office:value="0.894974191056508" calcext:value-type="float">
            <text:p>0.8949741911</text:p>
          </table:table-cell>
          <table:table-cell office:value-type="float" office:value="0.89394974087998" calcext:value-type="float">
            <text:p>0.8939497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907366895125501" calcext:value-type="float">
            <text:p>0.9073668951</text:p>
          </table:table-cell>
          <table:table-cell office:value-type="float" office:value="0.904871909724499" calcext:value-type="float">
            <text:p>0.9048719097</text:p>
          </table:table-cell>
          <table:table-cell office:value-type="float" office:value="0.907055463938325" calcext:value-type="float">
            <text:p>0.9070554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0.913262041434439" calcext:value-type="float">
            <text:p>0.9132620414</text:p>
          </table:table-cell>
          <table:table-cell office:value-type="float" office:value="0.911638391140451" calcext:value-type="float">
            <text:p>0.9116383911</text:p>
          </table:table-cell>
          <table:table-cell office:value-type="float" office:value="0.910285039940109" calcext:value-type="float">
            <text:p>0.9102850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0.908592199316601" calcext:value-type="float">
            <text:p>0.9085921993</text:p>
          </table:table-cell>
          <table:table-cell office:value-type="float" office:value="0.912914695459562" calcext:value-type="float">
            <text:p>0.9129146955</text:p>
          </table:table-cell>
          <table:table-cell office:value-type="float" office:value="0.907512483449966" calcext:value-type="float">
            <text:p>0.9075124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0.907986922490545" calcext:value-type="float">
            <text:p>0.9079869225</text:p>
          </table:table-cell>
          <table:table-cell office:value-type="float" office:value="0.912971838137688" calcext:value-type="float">
            <text:p>0.9129718381</text:p>
          </table:table-cell>
          <table:table-cell office:value-type="float" office:value="0.8995923382333" calcext:value-type="float">
            <text:p>0.8995923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0.900787092993038" calcext:value-type="float">
            <text:p>0.900787093</text:p>
          </table:table-cell>
          <table:table-cell office:value-type="float" office:value="0.912822925186125" calcext:value-type="float">
            <text:p>0.9128229252</text:p>
          </table:table-cell>
          <table:table-cell office:value-type="float" office:value="0.892463097367545" calcext:value-type="float">
            <text:p>0.8924630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.938364613394485" calcext:value-type="float">
            <text:p>0.9383646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candidates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.374633579322774" calcext:value-type="float">
            <text:p>0.3746335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767857038612241" calcext:value-type="float">
            <text:p>0.7678570386</text:p>
          </table:table-cell>
          <table:table-cell office:value-type="float" office:value="0.765125800043076" calcext:value-type="float">
            <text:p>0.7651258</text:p>
          </table:table-cell>
          <table:table-cell office:value-type="float" office:value="0.770577076889704" calcext:value-type="float">
            <text:p>0.770577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789602424811683" calcext:value-type="float">
            <text:p>0.7896024248</text:p>
          </table:table-cell>
          <table:table-cell office:value-type="float" office:value="0.779342967920926" calcext:value-type="float">
            <text:p>0.7793429679</text:p>
          </table:table-cell>
          <table:table-cell office:value-type="float" office:value="0.763795073605594" calcext:value-type="float">
            <text:p>0.7637950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0.77284211716855" calcext:value-type="float">
            <text:p>0.7728421172</text:p>
          </table:table-cell>
          <table:table-cell office:value-type="float" office:value="0.794878565486708" calcext:value-type="float">
            <text:p>0.7948785655</text:p>
          </table:table-cell>
          <table:table-cell office:value-type="float" office:value="0.70187106093249" calcext:value-type="float">
            <text:p>0.7018710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0.671821924547502" calcext:value-type="float">
            <text:p>0.6718219245</text:p>
          </table:table-cell>
          <table:table-cell office:value-type="float" office:value="0.738707690948144" calcext:value-type="float">
            <text:p>0.7387076909</text:p>
          </table:table-cell>
          <table:table-cell office:value-type="float" office:value="0.623865018011314" calcext:value-type="float">
            <text:p>0.623865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0.634241445946897" calcext:value-type="float">
            <text:p>0.6342414459</text:p>
          </table:table-cell>
          <table:table-cell office:value-type="float" office:value="0.696489249980751" calcext:value-type="float">
            <text:p>0.69648925</text:p>
          </table:table-cell>
          <table:table-cell office:value-type="float" office:value="0.594087716734329" calcext:value-type="float">
            <text:p>0.5940877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0.58653466140807" calcext:value-type="float">
            <text:p>0.5865346614</text:p>
          </table:table-cell>
          <table:table-cell office:value-type="float" office:value="0.631229377911358" calcext:value-type="float">
            <text:p>0.6312293779</text:p>
          </table:table-cell>
          <table:table-cell office:value-type="float" office:value="0.560787458078681" calcext:value-type="float">
            <text:p>0.5607874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.484655301691852" calcext:value-type="float">
            <text:p>0.484655301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ccuracy.A1:Accuracy.F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6T15:58:03.209887122</dc:date>
    <meta:editing-duration>PT6H47M10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